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21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.2cm" draw:marker-start-width="0.5cm" draw:marker-end-width="0.5cm" draw:fill="solid" draw:fill-color="#000000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547cm" fo:min-width="26.9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668cm" fo:min-width="26.9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3.8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62cm" fo:min-width="26.9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6cm" fo:min-width="26.9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61cm" fo:min-width="26.927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paragraph-properties fo:text-align="star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text-properties fo:font-size="80pt" style:font-size-asian="80pt" style:font-size-complex="80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0099ff"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99ff" fo:font-size="20pt" style:font-size-asian="20pt" style:font-size-complex="20pt"/>
    </style:style>
    <style:style style:name="T14" style:family="text">
      <style:text-properties fo:color="#000000" fo:font-size="20pt" style:font-size-asian="20pt" style:font-size-complex="20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99ff" fo:font-size="18pt" style:font-size-asian="18pt" style:font-size-complex="18pt"/>
    </style:style>
    <style:style style:name="T17" style:family="text">
      <style:text-properties fo:color="#000000" fo:font-size="16pt" style:font-size-asian="16pt" style:font-size-complex="16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color="#0099ff" fo:font-size="32pt" style:font-size-asian="32pt" style:font-size-complex="32pt"/>
    </style:style>
    <style:style style:name="T2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.568cm" svg:height="3.405cm" svg:x="4.844cm" svg:y="3.196cm">
          <draw:text-box>
            <text:p text:style-name="P1"><text:span text:style-name="T1">Haxetelier 8</text:span></text:p>
          </draw:text-box>
        </draw:frame>
        <draw:frame draw:style-name="gr1" draw:text-style-name="P3" draw:layer="layout" svg:width="6.619cm" svg:height="7.352cm" svg:x="9.571cm" svg:y="8.462cm">
          <draw:text-box>
            <text:p text:style-name="P1"><text:span text:style-name="T2">Using </text:span></text:p>
            <text:p text:style-name="P1"><text:span text:style-name="T2">&amp;</text:span></text:p>
            <text:p text:style-name="P1"><text:span text:style-name="T2">Exter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3" draw:layer="layout" svg:width="12.385cm" svg:height="2.618cm" svg:x="4.844cm" svg:y="3.197cm">
          <draw:text-box>
            <text:p text:style-name="P1"><text:span text:style-name="T2">Présentation</text:span></text:p>
          </draw:text-box>
        </draw:frame>
        <draw:frame draw:style-name="gr3" draw:layer="layout" svg:width="23.188cm" svg:height="12.291cm" svg:x="2.567cm" svg:y="6.314cm">
          <draw:text-box>
            <text:p><text:span text:style-name="T3">Jean-Michel Delettre.</text:span></text:p>
            <text:p><text:span text:style-name="T3"/></text:p>
            <text:p><text:span text:style-name="T3">Avant : développeur logiciel.</text:span></text:p>
            <text:p><text:span text:style-name="T3"/></text:p>
            <text:p><text:span text:style-name="T3">Depuis 2001 : développeur de sites Flash &amp; d'applications </text:span></text:p>
            <text:p><text:span text:style-name="T3">web en AS (1 , 2 , 3)</text:span></text:p>
            <text:p><text:span text:style-name="T3"/></text:p>
            <text:p text:style-name="P1"><text:span text:style-name="T3">-- Exclusion du FlashPlayer sur mobiles --</text:span></text:p>
            <text:p><text:span text:style-name="T3"/></text:p>
            <text:p><text:span text:style-name="T3">Depuis 2 ans : développeur d'applications web mais HTML5 </text:span></text:p>
            <text:p><text:span text:style-name="T3">avec le JavaScript correspondant.</text:span></text:p>
            <text:p><text:span text:style-name="T3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5" draw:layer="layout" svg:width="21.482cm" svg:height="20.833cm" svg:x="2.41cm" svg:y="1.127cm">
          <draw:text-box>
            <text:p><text:span text:style-name="T3">... Souhait de continuer avec un langage similaire à AS3</text:span></text:p>
            <text:p><text:span text:style-name="T3">ou Java :</text:span></text:p>
            <text:p><text:span text:style-name="T3"/></text:p>
            <text:p text:style-name="P1"><text:span text:style-name="T4">Choix de Haxe</text:span></text:p>
            <text:p text:style-name="P4"><text:span text:style-name="T3"><text:s/></text:span></text:p>
            <text:p text:style-name="P1"><text:span text:style-name="T3">Les exemples de cet haxetelier sont en </text:span></text:p>
            <text:p text:style-name="P4"><text:span text:style-name="T3"/></text:p>
            <text:p text:style-name="P1"><text:span text:style-name="T4">Haxe <text:s text:c="7"/>compilé <text:s text:c="7"/>JS</text:span></text:p>
            <text:p text:style-name="P1"><text:span text:style-name="T3"/></text:p>
            <text:p text:style-name="P1"><text:span text:style-name="T3">( avec Api JS récente et standard != js IE&lt;9 )</text:span></text:p>
            <text:p text:style-name="P1"><text:span text:style-name="T3"/></text:p>
            <text:p text:style-name="P1"><text:span text:style-name="T3"/></text:p>
            <text:p text:style-name="P1"><text:span text:style-name="T5">mais</text:span></text:p>
            <text:p text:style-name="P1"><text:span text:style-name="T5">Haxe étant multi-cibles </text:span></text:p>
            <text:p text:style-name="P1"><text:span text:style-name="T5">les exemples sont transposables</text:span></text:p>
            <text:p text:style-name="P1"><text:span text:style-name="T4"/></text:p>
            <text:p text:style-name="P1"><text:span text:style-name="T4"/></text:p>
            <text:p><text:span text:style-name="T3"/></text:p>
            <text:p><text:span text:style-name="T6"/></text:p>
          </draw:text-box>
        </draw:frame>
        <draw:custom-shape draw:style-name="gr4" draw:text-style-name="P1" draw:layer="layout" svg:width="2.017cm" svg:height="1.205cm" svg:x="9.352cm" svg:y="8.4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017cm" svg:height="1.205cm" svg:x="16.505cm" svg:y="8.4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3" draw:layer="layout" svg:width="18.388cm" svg:height="2.618cm" svg:x="4.949cm" svg:y="1.573cm">
          <draw:text-box>
            <text:p text:style-name="P1"><text:span text:style-name="T2">Préambule pour hx</text:span></text:p>
          </draw:text-box>
        </draw:frame>
        <draw:frame draw:style-name="gr1" draw:text-style-name="P5" draw:layer="layout" svg:width="26.766cm" svg:height="11.113cm" svg:x="0.838cm" svg:y="6.129cm">
          <draw:text-box>
            <text:p><text:span text:style-name="T3">Haxe a un formalisme typique/classique POO :</text:span></text:p>
            <text:p><text:span text:style-name="T3"/></text:p>
            <text:p><text:span text:style-name="T3">- Une classe est un bloc continu, commençant par le mot-clé « class »</text:span></text:p>
            <text:p><text:span text:style-name="T3"><text:tab/></text:span><text:span text:style-name="T3">(!= fonction)</text:span></text:p>
            <text:p><text:span text:style-name="T3"/></text:p>
            <text:p><text:span text:style-name="T3">- L'héritage se fait avec le mot-clé « extends » (!= prototype)</text:span></text:p>
            <text:p><text:span text:style-name="T3"/></text:p>
            <text:p><text:span text:style-name="T3">- </text:span><text:span text:style-name="T5">Les variables et propriétés sont fortement typées ;</text:span><text:span text:style-name="T4"> </text:span></text:p>
            <text:p><text:span text:style-name="T3"><text:s text:c="3"/></text:span><text:span text:style-name="T3">ainsi que le retour des méthodes.</text:span></text:p>
            <text:p><text:span text:style-name="T3"/></text:p>
            <text:p><text:span text:style-name="T3"/></text:p>
          </draw:text-box>
        </draw:frame>
        <draw:line draw:style-name="gr5" draw:text-style-name="P1" draw:layer="layout" svg:x1="20.956cm" svg:y1="1.466cm" svg:x2="23.132cm" svg:y2="1.466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7" draw:layer="layout" svg:width="13.122cm" svg:height="1.826cm" svg:x="4.949cm" svg:y="1.573cm">
          <draw:text-box>
            <text:p text:style-name="P1"><text:span text:style-name="T7">Typage de variables</text:span></text:p>
          </draw:text-box>
        </draw:frame>
        <draw:frame draw:style-name="gr1" draw:text-style-name="P5" draw:layer="layout" svg:width="26.157cm" svg:height="15.361cm" svg:x="1.603cm" svg:y="4.4cm">
          <draw:text-box>
            <text:p><text:span text:style-name="T3">- Toutes les variables ont un type (Int, String, MyClass, Date, etc)</text:span></text:p>
            <text:p><text:span text:style-name="T3"/></text:p>
            <text:p><text:span text:style-name="T3"><text:tab/></text:span><text:span text:style-name="T3">déclaré explicitement ou implicitement lors de la 1ère assignation</text:span></text:p>
            <text:p><text:span text:style-name="T3"/></text:p>
            <text:p><text:span text:style-name="T3">- A la compilation, Haxe refusera qu'elles reçoivent un contenu d'un</text:span></text:p>
            <text:p><text:span text:style-name="T3"><text:s text:c="2"/></text:span><text:span text:style-name="T3">autre type ! Le paramètre de retour des fonctions est aussi vérifié.</text:span></text:p>
            <text:p><text:span text:style-name="T3"/></text:p>
            <text:p><text:span text:style-name="T3"/></text:p>
            <text:p><text:span text:style-name="T3"/></text:p>
            <text:p text:style-name="P1"><text:span text:style-name="T5"/></text:p>
            <text:p text:style-name="P1"><text:span text:style-name="T5">On va considérer que c'est un gros avantage </text:span></text:p>
            <text:p text:style-name="P1"><text:span text:style-name="T8">qui corrige plein de coquilles, d'erreurs bêtes</text:span></text:p>
            <text:p text:style-name="P1"><text:span text:style-name="T8">... et parfois moins bêtes.</text:span></text:p>
            <text:p><text:span text:style-name="T3"/></text:p>
            <text:p><text:span text:style-name="T3"/></text:p>
          </draw:text-box>
        </draw:frame>
        <draw:frame draw:style-name="gr1" draw:text-style-name="P8" draw:layer="layout" svg:width="1.285cm" svg:height="3.405cm" svg:x="0.208cm" svg:y="0.29cm">
          <draw:text-box>
            <text:p><text:span text:style-name="T1">[</text:span></text:p>
          </draw:text-box>
        </draw:frame>
        <draw:frame draw:style-name="gr1" draw:text-style-name="P8" draw:layer="layout" svg:width="1.285cm" svg:height="3.405cm" svg:x="26.195cm" svg:y="16.007cm">
          <draw:text-box>
            <text:p><text:span text:style-name="T1">]</text:span></text:p>
          </draw:text-box>
        </draw:frame>
        <draw:custom-shape draw:style-name="gr4" draw:text-style-name="P1" draw:layer="layout" svg:width="2.751cm" svg:height="2.646cm" svg:x="11.945cm" svg:y="11.1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6" draw:text-style-name="P5" draw:layer="layout" svg:width="24.86cm" svg:height="15.797cm" svg:x="1.729cm" svg:y="4.086cm">
          <draw:text-box>
            <text:p><text:span text:style-name="T3">Finalité :</text:span></text:p>
            <text:p><text:span text:style-name="T3"/></text:p>
            <text:p><text:span text:style-name="T3">Ajouter des méthodes à une classe existante quand on </text:span></text:p>
            <text:p><text:span text:style-name="T3">ne peut pas l'étendre par une nouvelle classe avec « extends »</text:span></text:p>
            <text:p><text:span text:style-name="T3"/></text:p>
            <text:p><text:span text:style-name="T3">Exemples :</text:span></text:p>
            <text:p><text:span text:style-name="T3"><text:tab/></text:span><text:span text:style-name="T3">« Element » de l'api JS </text:span></text:p>
            <text:p><text:span text:style-name="T3"/></text:p>
            <text:p><text:span text:style-name="T3"><text:s text:c="5"/></text:span><text:span text:style-name="T3">« MovieClip » de Flash si déjà instancié.</text:span></text:p>
            <text:p><text:span text:style-name="T3"/></text:p>
            <text:p><text:span text:style-name="T3"><text:tab/></text:span><text:span text:style-name="T3">Les « String » en dur ...etc.</text:span></text:p>
            <text:p><text:span text:style-name="T3"/></text:p>
            <text:p><text:span text:style-name="T3">Néanmoins on veut appeler les méthodes ajoutées avec la même syntaxe que les autres. Soit :</text:span></text:p>
            <text:p><text:span text:style-name="T3"/></text:p>
            <text:p text:style-name="P1"><text:span text:style-name="T9">someInstance.myMethod()</text:span></text:p>
          </draw:text-box>
        </draw:frame>
        <draw:frame draw:style-name="gr7" draw:text-style-name="P7" draw:layer="layout" svg:width="6.732cm" svg:height="1.826cm" svg:x="9.954cm" svg:y="1.887cm">
          <draw:text-box>
            <text:p text:style-name="P1"><text:span text:style-name="T7">« using »</text:span></text:p>
          </draw:text-box>
        </draw:frame>
        <draw:frame draw:style-name="gr7" draw:text-style-name="P9" draw:layer="layout" svg:width="12.522cm" svg:height="0.882cm" svg:x="7.428cm" svg:y="0.473cm">
          <draw:text-box>
            <text:p text:style-name="P1"><text:span text:style-name="T10">2 particularités d'haxe simples mais efficac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6" draw:text-style-name="P5" draw:layer="layout" svg:width="23.943cm" svg:height="15.797cm" svg:x="1.73cm" svg:y="4.086cm">
          <draw:text-box>
            <text:p><text:span text:style-name="T3">Principe &amp; syntaxe :</text:span></text:p>
            <text:p><text:span text:style-name="T3"/></text:p>
            <text:p><text:span text:style-name="T3"><text:tab/></text:span><text:span text:style-name="T3">Voir « haxetelier8 » *</text:span></text:p>
            <text:p><text:span text:style-name="T3"/></text:p>
            <text:p><text:span text:style-name="T3"><text:tab/></text:span><text:span text:style-name="T3">Ouvrir : using/src/</text:span><text:span text:style-name="T9">StringX.hx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11">* sur github : TODO::github.com/flashline/haxetelier8 </text:span></text:p>
            <text:p><text:span text:style-name="T3"/></text:p>
            <text:p><text:span text:style-name="T9"/></text:p>
          </draw:text-box>
        </draw:frame>
        <draw:frame draw:style-name="gr7" draw:text-style-name="P7" draw:layer="layout" svg:width="6.732cm" svg:height="1.826cm" svg:x="9.955cm" svg:y="1.887cm">
          <draw:text-box>
            <text:p text:style-name="P1"><text:span text:style-name="T7">« using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8" draw:text-style-name="P5" draw:layer="layout" svg:width="24.284cm" svg:height="18.467cm" svg:x="1.938cm" svg:y="1.887cm">
          <draw:text-box>
            <text:p><text:span text:style-name="T12">Quelques exemples réels avec « String » :</text:span></text:p>
            <text:p><text:span text:style-name="T12"><text:tab/></text:span><text:span text:style-name="T12">Si on considère que les strings contiennent </text:span></text:p>
            <text:p><text:span text:style-name="T12"><text:tab/></text:span><text:span text:style-name="T12">de la syntaxe CSS (système utilisé par jQuery ...et JS à présent)</text:span></text:p>
            <text:p><text:span text:style-name="T12"/></text:p>
            <text:p><text:span text:style-name="T12"><text:tab/></text:span><text:span text:style-name="T12">Méthodes ajoutées :</text:span></text:p>
            <text:p><text:span text:style-name="T13"><text:tab/></text:span><text:span text:style-name="T13"><text:tab/></text:span><text:span text:style-name="T13">all() </text:span><text:span text:style-name="T14">=&gt; renvoie un tableau d'éléments html.</text:span></text:p>
            <text:p><text:span text:style-name="T12"><text:tab/></text:span><text:span text:style-name="T12"><text:tab/></text:span><text:span text:style-name="T12"><text:tab/></text:span><text:span text:style-name="T12">ex: <text:s/></text:span><text:span text:style-name="T13">''.someCssClass p''.all();</text:span></text:p>
            <text:p><text:span text:style-name="T13"><text:tab/></text:span><text:span text:style-name="T13"><text:tab/></text:span><text:span text:style-name="T13">get()</text:span><text:span text:style-name="T14"> =&gt; renvoie un seul élément.</text:span></text:p>
            <text:p><text:span text:style-name="T12"><text:tab/></text:span><text:span text:style-name="T12"><text:tab/></text:span><text:span text:style-name="T12"><text:tab/></text:span><text:span text:style-name="T12">ex: <text:s/></text:span><text:span text:style-name="T13">''#myCtnr #myDiv''.get().appendChild(elem) ;</text:span></text:p>
            <text:p><text:span text:style-name="T13"><text:tab/></text:span><text:span text:style-name="T13"><text:tab/></text:span><text:span text:style-name="T13">on() et off() </text:span><text:span text:style-name="T14">=&gt; add ou remove un listener, en lui <text:s/>passant un </text:span></text:p>
            <text:p><text:span text:style-name="T14"><text:s text:c="8"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4"/></text:span><text:span text:style-name="T14">objet Dynamic ou typé (typDef) comme paramètre.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4"/></text:span><text:span text:style-name="T14">N'existe pas en JS ni en As3.</text:span></text:p>
            <text:p><text:span text:style-name="T14"><text:tab/></text:span><text:span text:style-name="T14"><text:tab/></text:span><text:span text:style-name="T14"><text:tab/></text:span><text:span text:style-name="T14">ex: <text:s/></text:span><text:span text:style-name="T13">''div.menu''.on(''click'',someListener,someTypDef) 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 </text:span><text:span text:style-name="T13">// pose un listener sur toutes les div de classe css ''menu''</text:span><text:span text:style-name="T13"><text:tab/></text:span></text:p>
            <text:p><text:span text:style-name="T13"><text:tab/></text:span><text:span text:style-name="T13"><text:tab/></text:span><text:span text:style-name="T13">slider() </text:span><text:span text:style-name="T14">=&gt; équivalent à new Slider</text:span></text:p>
            <text:p><text:span text:style-name="T14"><text:tab/></text:span><text:span text:style-name="T14"><text:tab/></text:span><text:span text:style-name="T14"><text:tab/></text:span><text:span text:style-name="T14">ex: <text:s/></text:span><text:span text:style-name="T13">"#sliderCtnrId".slider(); // renvoie l'instance de Slider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4">au lieu de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var s= new Slider()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s.into=''#sliderCtnrId'' ;</text:span></text:p>
            <text:p><text:span text:style-name="T13"/></text:p>
            <text:p><text:span text:style-name="T14">Voir sources : <text:s text:c="3"/>using/src/apix/common/util/</text:span><text:span text:style-name="T13">StringExtender.hx</text:span><text:span text:style-name="T14"> <text:s/>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using/src/</text:span><text:span text:style-name="T13">Main.hx</text:span><text:span text:style-name="T14"> <text:s/>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UICompo/src/</text:span><text:span text:style-name="T13">Main.hx</text:span></text:p>
          </draw:text-box>
        </draw:frame>
        <draw:frame draw:style-name="gr9" draw:text-style-name="P10" draw:layer="layout" svg:width="9.064cm" svg:height="1.043cm" svg:x="10.006cm" svg:y="0.471cm">
          <draw:text-box>
            <text:p text:style-name="P1"><text:span text:style-name="T12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0" draw:text-style-name="P5" draw:layer="layout" svg:width="24.284cm" svg:height="19.39cm" svg:x="1.781cm" svg:y="1.05cm">
          <draw:text-box>
            <text:p><text:span text:style-name="T15">Exemple d'abstraction avec « using »</text:span></text:p>
            <text:p><text:span text:style-name="T15">quand le code est dépendant de la cible (js,flash,etc) :</text:span></text:p>
            <text:p><text:span text:style-name="T15"/></text:p>
            <text:p><text:span text:style-name="T16">#if js </text:span><text:span text:style-name="T16"><text:tab/></text:span></text:p>
            <text:p><text:span text:style-name="T16"><text:tab/></text:span><text:span text:style-name="T16">import js.html.Element; </text:span></text:p>
            <text:p><text:span text:style-name="T16"><text:tab/></text:span><text:span text:style-name="T16">using apix.common.display.ElementExtender;</text:span></text:p>
            <text:p><text:span text:style-name="T16"><text:tab/></text:span><text:span text:style-name="T16">typedef Elem = Element;</text:span></text:p>
            <text:p><text:span text:style-name="T16">#else if flash</text:span><text:span text:style-name="T16"><text:tab/></text:span></text:p>
            <text:p><text:span text:style-name="T16"><text:tab/></text:span><text:span text:style-name="T16">import flash.display.Sprite;</text:span></text:p>
            <text:p><text:span text:style-name="T16"><text:tab/></text:span><text:span text:style-name="T16">using apix.common.display.SpriteExtender;</text:span></text:p>
            <text:p><text:span text:style-name="T16"><text:tab/></text:span><text:span text:style-name="T16">typedef Elem = Sprite;</text:span></text:p>
            <text:p><text:span text:style-name="T16">#else</text:span></text:p>
            <text:p><text:span text:style-name="T16">// TODO</text:span></text:p>
            <text:p><text:span text:style-name="T16">#end</text:span></text:p>
            <text:p><text:span text:style-name="T13"/></text:p>
            <text:p><text:span text:style-name="T13"/></text:p>
            <text:p><text:span text:style-name="T16">// utiliser Elem dans le code </text:span></text:p>
            <text:p><text:span text:style-name="T16">// avec les méthodes des xxxExtender ou méthodes communes.</text:span></text:p>
            <text:p><text:span text:style-name="T16"/></text:p>
            <text:p><text:span text:style-name="T17"/></text:p>
            <text:p><text:span text:style-name="T14">Voir sources</text:span><text:span text:style-name="T17"> : <text:s/></text:span><text:span text:style-name="T17"><text:tab/></text:span><text:span text:style-name="T14">using/src/apix/common/display/</text:span><text:span text:style-name="T13">ElementExtender.hx</text:span><text:span text:style-name="T17"> 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4">using/src/apix/ui/display/</text:span><text:span text:style-name="T13">Slider.hx</text:span></text:p>
            <text:p><text:span text:style-name="T16"/></text:p>
            <text:p><text:span text:style-name="T17">Note: Ceci est une piste de réflexion...OpenFL ou Cocktail gère ce problème avec une api commune. ex OpenFL rend l'api flash compilable pour toutes les plateformes ; et Cocktail :</text:span></text:p>
            <text:p><text:span text:style-name="T17">html/js =&gt; flash =&gt; OpenFl</text:span></text:p>
            <text:p><text:span text:style-name="T17"><text:s/></text:span></text:p>
          </draw:text-box>
        </draw:frame>
        <draw:frame draw:style-name="gr9" draw:text-style-name="P12" draw:layer="layout" svg:width="5.501cm" svg:height="1.043cm" svg:x="21.953cm" svg:y="0.315cm">
          <draw:text-box>
            <text:p text:style-name="P11"><text:span text:style-name="T12">« using » suite</text:span></text:p>
          </draw:text-box>
        </draw:frame>
        <draw:custom-shape draw:style-name="gr4" draw:text-style-name="P1" draw:layer="layout" svg:width="0.399cm" svg:height="0.399cm" svg:x="11.573cm" svg:y="1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99cm" svg:height="0.398cm" svg:x="11.554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99cm" svg:height="0.399cm" svg:x="11.569cm" svg:y="1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1" draw:text-style-name="P13" draw:layer="layout" svg:width="23.943cm" svg:height="16.006cm" svg:x="2.098cm" svg:y="2.987cm">
          <draw:text-box>
            <text:p text:style-name="P1"><text:span text:style-name="T5">Finalité :</text:span></text:p>
            <text:p text:style-name="P1"><text:span text:style-name="T3"/></text:p>
            <text:p text:style-name="P1"><text:span text:style-name="T3">Utiliser une API native du langage cible,</text:span></text:p>
            <text:p text:style-name="P1"><text:span text:style-name="T3"/></text:p>
            <text:p text:style-name="P1"><text:span text:style-name="T3">ex en JS : </text:span><text:span text:style-name="T18">jQuery</text:span><text:span text:style-name="T3"> </text:span></text:p>
            <text:p text:style-name="P1"><text:span text:style-name="T3">(pour laquelle plusieurs « extern » ont déjà été créées),</text:span></text:p>
            <text:p text:style-name="P1"><text:span text:style-name="T3"/></text:p>
            <text:p text:style-name="P1"><text:span text:style-name="T3">... sans avoir à l'implémenter en haxe,</text:span></text:p>
            <text:p text:style-name="P1"><text:span text:style-name="T3"/></text:p>
            <text:p text:style-name="P1"><text:span text:style-name="T3">tout en bénéficiant de ses avantages dont le fameux</text:span></text:p>
            <text:p text:style-name="P1"><text:span text:style-name="T3"/></text:p>
            <text:p text:style-name="P1"><text:span text:style-name="T5"><text:s/></text:span><text:span text:style-name="T5">typage fort !</text:span></text:p>
            <text:p text:style-name="P1"><text:span text:style-name="T5"/></text:p>
            <text:p text:style-name="P1"><text:span text:style-name="T5"/></text:p>
            <text:p text:style-name="P4"><text:span text:style-name="T10">note: Plein d' « extern » sont sur : </text:span><text:span text:style-name="T10"><text:a xlink:href="http://lib.haxe.org/all">http://lib.haxe.org/all</text:a></text:span></text:p>
          </draw:text-box>
        </draw:frame>
        <draw:frame draw:style-name="gr7" draw:text-style-name="P7" draw:layer="layout" svg:width="9.221cm" svg:height="1.826cm" svg:x="9.824cm" svg:y="0.525cm">
          <draw:text-box>
            <text:p text:style-name="P1"><text:span text:style-name="T7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2" draw:text-style-name="P13" draw:layer="layout" svg:width="24.834cm" svg:height="17.006cm" svg:x="1.676cm" svg:y="3.589cm">
          <draw:text-box>
            <text:p text:style-name="P1"><text:span text:style-name="T5">Principe ...... avec une API 3D en JS :</text:span></text:p>
            <text:p text:style-name="P1"><text:span text:style-name="T5"/></text:p>
            <text:p text:style-name="P1"><text:span text:style-name="T19">Babylon*</text:span></text:p>
            <text:p text:style-name="P1"><text:span text:style-name="T19"/></text:p>
            <text:p text:style-name="P1"><text:span text:style-name="T5">Voir : </text:span></text:p>
            <text:p text:style-name="P1"><text:span text:style-name="T20">extern/bin/meshTransform.html</text:span></text:p>
            <text:p text:style-name="P1"><text:span text:style-name="T20"/></text:p>
            <text:p text:style-name="P1"><text:span text:style-name="T5"/></text:p>
            <text:p text:style-name="P4"><text:span text:style-name="T12">* de David Catuhe <text:s/></text:span><text:span text:style-name="T12"><text:a xlink:href="https://twitter.com/deltakosh">@deltakosh</text:a></text:span><text:span text:style-name="T12"> <text:s/></text:span><text:span text:style-name="T12"><text:a xlink:href="https://github.com/BabylonJS/Babylon.js">https://github.com/BabylonJS/Babylon.js</text:a></text:span></text:p>
            <text:p text:style-name="P4"><text:span text:style-name="T12"/></text:p>
            <text:p text:style-name="P4"><text:span text:style-name="T12"/></text:p>
            <text:p text:style-name="P4"><text:span text:style-name="T12">download de l'extern : </text:span><text:span text:style-name="T12"><text:a xlink:href="https://github.com/flashline/Babylon-X">https://github.com/flashline/Babylon-X</text:a></text:span><text:span text:style-name="T12"> </text:span></text:p>
            <text:p text:style-name="P4"><text:span text:style-name="T10"><text:tab/></text:span></text:p>
            <text:p text:style-name="P4"><text:span text:style-name="T3"><text:s/></text:span></text:p>
            <text:p text:style-name="P4"><text:span text:style-name="T9"/></text:p>
          </draw:text-box>
        </draw:frame>
        <draw:frame draw:style-name="gr7" draw:text-style-name="P7" draw:layer="layout" svg:width="9.221cm" svg:height="1.826cm" svg:x="10.113cm" svg:y="1.154cm">
          <draw:text-box>
            <text:p text:style-name="P1"><text:span text:style-name="T7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7" draw:text-style-name="P2" draw:layer="layout" svg:width="10.165cm" svg:height="13.498cm" svg:x="8.879cm" svg:y="4.035cm">
          <draw:text-box>
            <text:p text:style-name="P1"><text:span text:style-name="T1">FIN</text:span></text:p>
            <text:p text:style-name="P1"><text:span text:style-name="T1"/></text:p>
            <text:p text:style-name="P1"><text:span text:style-name="T1">Haxe </text:span><text:span text:style-name="T21">+</text:span></text:p>
            <text:p text:style-name="P1"><text:span text:style-name="T1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an michel delettre</meta:initial-creator>
    <meta:creation-date>2014-10-08T16:25:13.82</meta:creation-date>
    <meta:editing-duration>PT08H40M27S</meta:editing-duration>
    <meta:editing-cycles>53</meta:editing-cycles>
    <dc:date>2014-10-15T17:34:27.70</dc:date>
    <dc:creator>jean michel delettre</dc:creator>
    <meta:generator>OpenOffice.org/3.2$Win32 OpenOffice.org_project/320m18$Build-9502</meta:generator>
    <meta:document-statistic meta:object-count="77"/>
  </office:meta>
</office:document-meta>
</file>